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b474" officeooo:paragraph-rsid="001ab474"/>
    </style:style>
    <style:style style:name="P2" style:family="paragraph" style:parent-style-name="Standard">
      <style:text-properties officeooo:paragraph-rsid="001ab474"/>
    </style:style>
    <style:style style:name="P3" style:family="paragraph" style:parent-style-name="Standard">
      <style:text-properties officeooo:rsid="001b0da5" officeooo:paragraph-rsid="001b0da5"/>
    </style:style>
    <style:style style:name="P4" style:family="paragraph" style:parent-style-name="Standard">
      <style:text-properties officeooo:rsid="001b0da5"/>
    </style:style>
    <style:style style:name="P5" style:family="paragraph" style:parent-style-name="Standard" style:list-style-name="L1">
      <style:text-properties officeooo:rsid="001b0da5"/>
    </style:style>
    <style:style style:name="P6" style:family="paragraph" style:parent-style-name="Standard" style:list-style-name="L2">
      <style:text-properties officeooo:rsid="001b0da5"/>
    </style:style>
    <style:style style:name="P7" style:family="paragraph" style:parent-style-name="Standard" style:list-style-name="L3">
      <style:text-properties officeooo:rsid="001b0da5"/>
    </style:style>
    <style:style style:name="P8" style:family="paragraph" style:parent-style-name="Standard" style:list-style-name="L4">
      <style:text-properties officeooo:rsid="001b0da5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b0da5" style:font-weight-asian="bold" style:font-weight-complex="bold"/>
    </style:style>
    <style:style style:name="T1" style:family="text">
      <style:text-properties officeooo:rsid="001ab474"/>
    </style:style>
    <style:style style:name="T2" style:family="text">
      <style:text-properties officeooo:rsid="001b0da5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ew Mayberry</text:p>
      <text:p text:style-name="Standard">Austin, TX</text:p>
      <text:p text:style-name="Standard">Email: <text:span text:style-name="T1">drewmayberry@yahoo.com</text:span></text:p>
      <text:p text:style-name="Standard">LinkedIn: <text:s/>https://www.linkedin.com/in/drew-mayberry/</text:p>
      <text:p text:style-name="Standard">GitHub: https://github.com/drewmayberry11</text:p>
      <text:p text:style-name="P1">GPA 3.5</text:p>
      <text:p text:style-name="Standard"/>
      <text:p text:style-name="Standard"><text:span text:style-name="T3">Objective</text:span>: Aspiring Software Engineer with an Associate's degree in Computer Programming, pursuing a BS in Software Development at Austin Community College (expected Dec 2026). Skilled in <text:span text:style-name="T1">multiple programming languages</text:span> and grounded in software engineering fundamentals, eager to secure a position that allows me to apply my technical skills and contribute effectively to a team, fostering both personal and professional growth.</text:p>
      <text:p text:style-name="Standard"/>
      <text:p text:style-name="P9">Education</text:p>
      <text:p text:style-name="Standard">Bachelor of Science in Software Development</text:p>
      <text:p text:style-name="Standard">Austin Community College, Austin, TX</text:p>
      <text:p text:style-name="Standard">Expected Graduation: December 2026</text:p>
      <text:p text:style-name="Standard"/>
      <text:p text:style-name="Standard">Associate of Science in Computer Programming</text:p>
      <text:p text:style-name="Standard"><text:span text:style-name="T1">Austin Community College</text:span>, <text:span text:style-name="T1">Austin, TX</text:span></text:p>
      <text:p text:style-name="Standard">Graduated: <text:span text:style-name="T1">2023</text:span></text:p>
      <text:p text:style-name="Standard"/>
      <text:p text:style-name="P2">Honor Society Certificate</text:p>
      <text:p text:style-name="P3">Phi Theta Kappa</text:p>
      <text:p text:style-name="P1"><text:span text:style-name="T2">Austin Community College</text:span>, <text:span text:style-name="T2">2023</text:span></text:p>
      <text:p text:style-name="P1"/>
      <text:p text:style-name="P10">Skills</text:p>
      <text:list text:style-name="L2">
        <text:list-item>
          <text:p text:style-name="P6">Programming Languages: Proficient in C++, C, with practical applications using Arduino in the C language. Experienced in Python, SQL, and utilizing Linux command line and Bash.</text:p>
        </text:list-item>
        <text:list-item>
          <text:p text:style-name="P6">Databases: Basic understanding of database management systems, with hands-on experience in MySQL.</text:p>
        </text:list-item>
        <text:list-item>
          <text:p text:style-name="P6">Operating Systems: Comfortable working across Linux, Windows, and Mac environments</text:p>
        </text:list-item>
        <text:list-item>
          <text:p text:style-name="P6">Hardware: Proficient in utilizing Arduino for embedded systems projects, showcasing an ability to bridge software and hardware.</text:p>
        </text:list-item>
        <text:list-item>
          <text:p text:style-name="P6">Soft Skills: Excellent problem-solving abilities, strong communication skills, and a meticulous attention to detail inhered from years as an Executive Chef prior to College.</text:p>
        </text:list-item>
      </text:list>
      <text:p text:style-name="P4"/>
      <text:p text:style-name="P10">Projects and Experience</text:p>
      <text:p text:style-name="P4">Car Rental System</text:p>
      <text:list text:style-name="L1">
        <text:list-item>
          <text:p text:style-name="P5">Description: Developed an intensive car rental management system, implementing file I/O operations, data structures, and the Standard Template Library (STL) to enhance functionality and user experience.</text:p>
        </text:list-item>
        <text:list-item>
          <text:p text:style-name="P5">Technologies: C++, Linux</text:p>
        </text:list-item>
        <text:list-item>
          <text:p text:style-name="P5">Key Achievements:</text:p>
        </text:list-item>
      </text:list>
      <text:p text:style-name="P4"/>
      <text:p text:style-name="P4">SQL C++ Employee Management System</text:p>
      <text:list text:style-name="L3">
        <text:list-item>
          <text:p text:style-name="P7">Description: Engineered a comprehensive employee management system, integrating C++ with MySQL to manage employee records efficiently. This project highlights database integration with software applications.</text:p>
        </text:list-item>
        <text:list-item>
          <text:p text:style-name="P7"><text:soft-page-break/>Technologies: C++, MySQL</text:p>
        </text:list-item>
        <text:list-item>
          <text:p text:style-name="P7">Key Achievements:</text:p>
        </text:list-item>
      </text:list>
      <text:p text:style-name="P4"/>
      <text:p text:style-name="P4">Media Music Player</text:p>
      <text:list text:style-name="L4">
        <text:list-item>
          <text:p text:style-name="P8">Description: Created a music player application to deepen understanding of data structures. Utilized linked lists to manage media files, demonstrating practical application of theoretical concepts.</text:p>
        </text:list-item>
        <text:list-item>
          <text:p text:style-name="P8">Technologies: C++</text:p>
        </text:list-item>
        <text:list-item>
          <text:p text:style-name="P8">Key Achievements: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1:59:20.652000000</meta:creation-date>
    <dc:date>2024-02-26T02:25:06.597000000</dc:date>
    <meta:editing-duration>PT10M50S</meta:editing-duration>
    <meta:editing-cycles>1</meta:editing-cycles>
    <meta:document-statistic meta:table-count="0" meta:image-count="0" meta:object-count="0" meta:page-count="2" meta:paragraph-count="36" meta:word-count="318" meta:character-count="2356" meta:non-whitespace-character-count="2087"/>
    <meta:generator>LibreOffice/24.2.0.3$Windows_X86_64 LibreOffice_project/da48488a73ddd66ea24cf16bbc4f7b9c08e9bea1</meta:generator>
  </office:meta>
</office:document-meta>
</file>